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mento II: Diseño y Análisis - Diagrama de clases de la capa lógica</text:p>
      <text:p text:style-name="Standard"/>
      <text:p text:style-name="P2">1) Descripción detallada de vistas, interacciones y físicas</text:p>
      <text:p text:style-name="P2"/>
      <text:p text:style-name="Standard"><text:span text:style-name="T1">Nivel 1:</text:span> "Escape de la Gravedad"</text:p>
      <text:p text:style-name="Standard"><text:span text:style-name="T1">Vista:</text:span> Lateral con scroll vertical progresivo</text:p>
      <text:p text:style-name="Standard"/>
      <text:list text:style-name="L1">
        <text:list-item>
          <text:p text:style-name="P3">La Tierra en la parte inferior</text:p>
        </text:list-item>
        <text:list-item>
          <text:p text:style-name="P3">El cohete Saturno V como elemento principal</text:p>
        </text:list-item>
        <text:list-item>
          <text:p text:style-name="P3">Indicadores HUD: altitud, velocidad, combustible, temperatura, ángulo</text:p>
        </text:list-item>
      </text:list>
      <text:p text:style-name="Standard"/>
      <text:p text:style-name="P2">Interacciones:</text:p>
      <text:p text:style-name="Standard"/>
      <text:p text:style-name="Standard"><text:span text:style-name="T1">Jugador vs Cohete:</text:span> Control de propulsión y rotación</text:p>
      <text:p text:style-name="Standard"><text:span text:style-name="T1">Cohete vs Gravedad:</text:span> Fuerza gravitacional decreciente con la altitud</text:p>
      <text:p text:style-name="Standard"><text:span text:style-name="T1">Cohete vs Atmósfera:</text:span> Resistencia aerodinámica y calentamiento</text:p>
      <text:p text:style-name="Standard"><text:span text:style-name="T1">Combustible vs Masa:</text:span> Reducción de masa afecta aceleración</text:p>
      <text:p text:style-name="Standard"/>
      <text:p text:style-name="P2">Físicas implementadas:</text:p>
      <text:p text:style-name="Standard"/>
      <text:p text:style-name="Standard"><text:span text:style-name="T1">Gravedad variable:</text:span> g = g₀ × (R/(R+h))²</text:p>
      <text:p text:style-name="Standard"><text:span text:style-name="T1">Resistencia aerodinámica:</text:span> F = ½ × ρ × v² × Cᴅ × A</text:p>
      <text:p text:style-name="Standard"><text:span text:style-name="T1">Consumo combustible:</text:span> Δm/Δt = constante</text:p>
      <text:p text:style-name="Standard"/>
      <text:p text:style-name="Standard">Movimiento parabólico con aceleración variable</text:p>
      <text:p text:style-name="Standard"/>
      <text:p text:style-name="P2">Nivel 2: "Acoplamiento Orbital"</text:p>
      <text:p text:style-name="Standard"><text:span text:style-name="T1">Vista:</text:span> Cenital con rotación libre</text:p>
      <text:p text:style-name="Standard"/>
      <text:list text:style-name="L2">
        <text:list-item>
          <text:p text:style-name="P4">Módulo lunar "Eagle" y módulo de mando "Columbia"</text:p>
        </text:list-item>
        <text:list-item>
          <text:p text:style-name="P4">Fondo estrellado con Tierra/Luna de fondo</text:p>
        </text:list-item>
        <text:list-item>
          <text:p text:style-name="P4">Escombros orbitales moviéndose lentamente</text:p>
        </text:list-item>
        <text:list-item>
          <text:p text:style-name="P4">Indicadores de alineación y velocidad relativa</text:p>
        </text:list-item>
      </text:list>
      <text:p text:style-name="Standard"/>
      <text:p text:style-name="P2">Interacciones:</text:p>
      <text:p text:style-name="Standard"/>
      <text:list text:style-name="L3">
        <text:list-item>
          <text:p text:style-name="P5">Naves vs Microgravedad: Movimiento sin fricción</text:p>
        </text:list-item>
        <text:list-item>
          <text:p text:style-name="P5">Naves entre sí: Detección de colisión y acoplamiento</text:p>
        </text:list-item>
        <text:list-item>
          <text:p text:style-name="P5">Naves vs Escombros: Colisiones que alteran trayectoria</text:p>
        </text:list-item>
        <text:list-item>
          <text:p text:style-name="P5">Propulsores RCS: Control preciso de posición/orientación</text:p>
        </text:list-item>
      </text:list>
      <text:p text:style-name="Standard"/>
      <text:p text:style-name="P2">Físicas implementadas:</text:p>
      <text:p text:style-name="Standard"/>
      <text:p text:style-name="Standard"><text:span text:style-name="T1">Microgravedad:</text:span> F = m × a (aceleración constante)</text:p>
      <text:p text:style-name="Standard"><text:span text:style-name="T1">Momentum angular:</text:span> L = I × ω (conservación)</text:p>
      <text:p text:style-name="Standard"><text:span text:style-name="T1">Colisiones inelásticas:</text:span> p = m × v (transferencia)</text:p>
      <text:p text:style-name="Standard"/>
      <text:p text:style-name="Standard">Movimiento relativo entre naves</text:p>
      <text:p text:style-name="Standard"/>
      <text:p text:style-name="Standard"><text:soft-page-break/><text:span text:style-name="T1">Nivel 3: "Alunizaje del Eagle"</text:span></text:p>
      <text:p text:style-name="Standard"><text:span text:style-name="T1">Vista:</text:span> Lateral fija con perspectiva lunar</text:p>
      <text:p text:style-name="Standard"/>
      <text:list text:style-name="L4">
        <text:list-item>
          <text:p text:style-name="P6">Superficie lunar con cráteres y rocas</text:p>
        </text:list-item>
        <text:list-item>
          <text:p text:style-name="P6">Zona de alunizaje designada (área marcada)</text:p>
        </text:list-item>
        <text:list-item>
          <text:p text:style-name="P6">Módulo lunar descendiendo</text:p>
        </text:list-item>
      </text:list>
      <text:p text:style-name="Standard"/>
      <text:p text:style-name="Standard"><text:span text:style-name="T1">Indicadores:</text:span> velocidad vertical/horizontal, combustible, altitud</text:p>
      <text:p text:style-name="Standard"/>
      <text:p text:style-name="P2">Interacciones:</text:p>
      <text:p text:style-name="Standard"/>
      <text:p text:style-name="Standard"><text:span text:style-name="T1">Módulo vs Gravedad lunar:</text:span> Aceleración constante</text:p>
      <text:p text:style-name="Standard"/>
      <text:p text:style-name="Standard"><text:span text:style-name="T1">Módulo vs Terreno:</text:span> Detección de colisión con superficie</text:p>
      <text:p text:style-name="Standard"><text:span text:style-name="T1">Propulsores vs Movimiento:</text:span> Control de velocidad/rotación</text:p>
      <text:p text:style-name="Standard"><text:span text:style-name="T1">Combustible vs Tiempo:</text:span> Gestión crítica de recursos</text:p>
      <text:p text:style-name="Standard"/>
      <text:p text:style-name="P2">Físicas implementadas:</text:p>
      <text:p text:style-name="Standard"/>
      <text:p text:style-name="Standard"><text:span text:style-name="T1">Gravedad lunar:</text:span> 1.62 m/s² constante</text:p>
      <text:p text:style-name="Standard"><text:span text:style-name="T1">Impulso en vacío:</text:span> F = ṁ × vₑ</text:p>
      <text:p text:style-name="Standard"><text:span text:style-name="T1">Colisiones inelásticas:</text:span> evaluación de daño</text:p>
      <text:p text:style-name="Standard"><text:span text:style-name="T1">Balance de torque:</text:span> τ = F × 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20:15:14.315695264</meta:creation-date>
    <dc:date>2025-11-09T20:27:57.091094208</dc:date>
    <meta:editing-duration>PT12M43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2" meta:paragraph-count="49" meta:word-count="314" meta:character-count="2075" meta:non-whitespace-character-count="1828"/>
  </office:meta>
</office:document-meta>
</file>